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2.061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2.8882in"/>
    </style:style>
    <style:style style:name="co6" style:family="table-column">
      <style:table-column-properties fo:break-before="auto" style:column-width="1.4772in"/>
    </style:style>
    <style:style style:name="co7" style:family="table-column">
      <style:table-column-properties fo:break-before="auto" style:column-width="3.483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3.005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3264in" fo:break-before="auto" style:use-optimal-row-height="true"/>
    </style:style>
    <style:style style:name="ro5" style:family="table-row">
      <style:table-row-properties style:row-height="1.5134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2.2591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style:font-name-asian="Droid Sans Fallback"/>
    </style:style>
    <style:style style:name="T2" style:family="text">
      <style:text-properties style:font-name="Arial" style:font-name-asian="Droid Sans Fallback"/>
    </style:style>
    <style:style style:name="T3" style:family="text">
      <style:text-properties style:font-name="Arial" style:font-name-asian="Droid Sans Fallback" style:font-name-complex="FreeSans"/>
    </style:style>
    <style:style style:name="T4" style:family="text">
      <style:text-properties style:font-name-complex="" style:font-name="Arial" style:font-name-asian="Droid Sans Fallback"/>
    </style:style>
    <style:style style:name="T5" style:family="text">
      <style:text-properties style:font-name-asian="Droid Sans Fallback"/>
    </style:style>
    <style:style style:name="T6" style:family="text">
      <style:text-properties style:font-name="Arial"/>
    </style:style>
    <style:style style:name="T7" style:family="text">
      <style:text-properties style:font-name="Arial" style:font-name-asian="Droid Sans Fallback" fo:font-weight="bold"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C objective</text:p>
          </table:table-cell>
          <table:table-cell table:style-name="ce1" office:value-type="string" calcext:value-type="string">
            <text:p>Test precondition</text:p>
          </table:table-cell>
          <table:table-cell table:style-name="ce1" office:value-type="string" calcext:value-type="string">
            <text:p>Test action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7" office:value-type="string" calcext:value-type="string">
            <text:p>Pass/Fail</text:p>
          </table:table-cell>
          <table:table-cell table:style-name="ce7" office:value-type="string" calcext:value-type="string">
            <text:p>Comments</text:p>
          </table:table-cell>
          <table:table-cell table:style-name="ce10"/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C1</text:p>
          </table:table-cell>
          <table:table-cell table:style-name="ce3" office:value-type="string" calcext:value-type="string">
            <text:p>Change the name of the gallery</text:p>
          </table:table-cell>
          <table:table-cell table:style-name="ce4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Enter a new title for the gallery. Click Submit</text:p>
            <text:p/>
            <text:p><text:span text:style-name="T2">(Every other field should be filled correctly.)</text:span>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The gallery will change its title to BCS</text:p>
          </table:table-cell>
          <table:table-cell table:style-name="ce3" office:value-type="string" calcext:value-type="string">
            <text:p>The gallery has been renamed</text:p>
          </table:table-cell>
          <table:table-cell table:style-name="ce8" office:value-type="string" calcext:value-type="string">
            <text:p>PASS</text:p>
          </table:table-cell>
          <table:table-cell table:style-name="ce3" office:value-type="string" calcext:value-type="string">
            <text:p>*<text:span text:style-name="T2">Every other field should be filled correctly – Happy path is as it follows:</text:span></text:p>
            <text:p/>
            <text:p><text:span text:style-name="T2">“example” gallery contains</text:span></text:p>
            <text:p><text:span text:style-name="T2">Title input must have at least 2 char and at most 255</text:span></text:p>
            <text:p><text:span text:style-name="T2"/></text:p>
            <text:p><text:span text:style-name="T2">Descriptions input must have at most 1000 char</text:span></text:p>
            <text:p><text:span text:style-name="T2"/></text:p>
            <text:p><text:span text:style-name="T2">Images input must have </text:span><text:span text:style-name="T4">https://example.png</text:span></text:p>
            <text:p><text:span text:style-name="T4"><text:a xlink:href="https://example/" xlink:type="simple">https://example</text:a></text:span><text:span text:style-name="T4">.jpeg or </text:span><text:span text:style-name="T4"><text:a xlink:href="https://example.jpg/" xlink:type="simple">https://example.jpg</text:a></text:span><text:span text:style-name="T4"> forms applied.</text:span></text:p>
            <text:p><text:span text:style-name="T4"/></text:p>
            <text:p/>
            <text:p><text:span text:style-name="T2">All of that </text:span><text:span text:style-name="T7">minus</text:span><text:span text:style-name="T2"> what we are testing in  accordance with the current TC objective.</text:span>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C2</text:p>
          </table:table-cell>
          <table:table-cell table:style-name="ce3" office:value-type="string" calcext:value-type="string">
            <text:p>Gallery description</text:p>
          </table:table-cell>
          <table:table-cell table:style-name="ce4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Enter new description. Click Submit</text:p>
            <text:p/>
            <text:p><text:span text:style-name="T2">(Every other field should be filled correctly.)</text:span></text:p>
          </table:table-cell>
          <table:table-cell table:style-name="ce3" office:value-type="string" calcext:value-type="string">
            <text:p>It's Better Call Saul!</text:p>
          </table:table-cell>
          <table:table-cell table:style-name="ce3" office:value-type="string" calcext:value-type="string">
            <text:p>Description changed.</text:p>
          </table:table-cell>
          <table:table-cell table:style-name="ce4" office:value-type="string" calcext:value-type="string">
            <text:p>The gallery has a new description(It's Better Call Saul!)</text:p>
          </table:table-cell>
          <table:table-cell table:style-name="ce8" office:value-type="string" calcext:value-type="string">
            <text:p>PASS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C3</text:p>
          </table:table-cell>
          <table:table-cell table:style-name="ce3" office:value-type="string" calcext:value-type="string">
            <text:p>Delete the image</text:p>
          </table:table-cell>
          <table:table-cell table:style-name="ce4" office:value-type="string" calcext:value-type="string">
            <text:p>The user is registered and logged in to Gallery App/My galleries/Edit gallery/example</text:p>
            <text:p/>
            <text:p>Several images are already added.</text:p>
          </table:table-cell>
          <table:table-cell table:style-name="ce3" office:value-type="string" calcext:value-type="string">
            <text:p>Delete the image, click on bin icon. Click Submit</text:p>
            <text:p/>
            <text:p/>
            <text:p><text:span text:style-name="T2">(Every other field should be filled correctly.)</text:span></text:p>
          </table:table-cell>
          <table:table-cell table:style-name="ce3"/>
          <table:table-cell table:number-columns-repeated="2" table:style-name="ce3" office:value-type="string" calcext:value-type="string">
            <text:p>Image is deleted</text:p>
          </table:table-cell>
          <table:table-cell table:style-name="ce8" office:value-type="string" calcext:value-type="string">
            <text:p>PASS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C4</text:p>
          </table:table-cell>
          <table:table-cell table:style-name="ce3" office:value-type="string" calcext:value-type="string">
            <text:p>Change the order of the first image</text:p>
          </table:table-cell>
          <table:table-cell table:style-name="ce4" office:value-type="string" calcext:value-type="string">
            <text:p>The user is registered and logged in to Gallery App/My galleries/Edit gallery/example</text:p>
            <text:p/>
            <text:p><text:span text:style-name="T1">Several images are already added.</text:span></text:p>
          </table:table-cell>
          <table:table-cell table:style-name="ce3" office:value-type="string" calcext:value-type="string">
            <text:p>Click the up arrow in the menu next to the image for the first image. Click Submit</text:p>
            <text:p/>
            <text:p/>
            <text:p><text:span text:style-name="T2">(Every other field should be filled correctly.)</text:span></text:p>
          </table:table-cell>
          <table:table-cell table:style-name="ce3"/>
          <table:table-cell table:style-name="ce3" office:value-type="string" calcext:value-type="string">
            <text:p>Nothing will happen because that image is already in the first place</text:p>
          </table:table-cell>
          <table:table-cell table:style-name="ce3" office:value-type="string" calcext:value-type="string">
            <text:p>Nothing changes</text:p>
          </table:table-cell>
          <table:table-cell table:style-name="ce8" office:value-type="string" calcext:value-type="string">
            <text:p>PASS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C5</text:p>
          </table:table-cell>
          <table:table-cell table:style-name="ce3" office:value-type="string" calcext:value-type="string">
            <text:p>Change the order of the second image</text:p>
          </table:table-cell>
          <table:table-cell table:style-name="ce4" office:value-type="string" calcext:value-type="string">
            <text:p>The user is registered and logged in to Gallery App/My galleries/Edit gallery/example</text:p>
            <text:p/>
            <text:p><text:span text:style-name="T1">Several images are already added.</text:span></text:p>
          </table:table-cell>
          <table:table-cell table:style-name="ce3" office:value-type="string" calcext:value-type="string">
            <text:p>Click the up arrow in the menu next to the second image Click Submit</text:p>
          </table:table-cell>
          <table:table-cell table:style-name="ce3"/>
          <table:table-cell table:style-name="ce3" office:value-type="string" calcext:value-type="string">
            <text:p>The second image goes in place of the first image</text:p>
          </table:table-cell>
          <table:table-cell table:style-name="ce3" office:value-type="string" calcext:value-type="string">
            <text:p>The order in which the images are displayed has changed</text:p>
          </table:table-cell>
          <table:table-cell table:style-name="ce8" office:value-type="string" calcext:value-type="string">
            <text:p>PASS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TC6</text:p>
          </table:table-cell>
          <table:table-cell table:style-name="ce3" office:value-type="string" calcext:value-type="string">
            <text:p>Add image</text:p>
          </table:table-cell>
          <table:table-cell table:style-name="ce4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Click the Add image button and enter a new url address for the image. Click Submit</text:p>
            <text:p/>
            <text:p><text:span text:style-name="T2">(Every other field should be filled correctly.)</text:span></text:p>
            <text:p/>
          </table:table-cell>
          <table:table-cell table:style-name="ce3"/>
          <table:table-cell table:number-columns-repeated="2" table:style-name="ce3" office:value-type="string" calcext:value-type="string">
            <text:p>A new image URL entry field opens</text:p>
          </table:table-cell>
          <table:table-cell table:style-name="ce8" office:value-type="string" calcext:value-type="string">
            <text:p>PASS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C7</text:p>
          </table:table-cell>
          <table:table-cell table:style-name="ce4" office:value-type="string" calcext:value-type="string">
            <text:p>Add the same image twice</text:p>
          </table:table-cell>
          <table:table-cell table:style-name="ce4" office:value-type="string" calcext:value-type="string">
            <text:p>The user is registered and logged in to Gallery App/My galleries/Edit gallery/example</text:p>
          </table:table-cell>
          <table:table-cell table:style-name="ce5" office:value-type="string" calcext:value-type="string">
            <text:p>Click the Add image button and enter a new url address for the image, then add another one with the same url address and then click Submit</text:p>
          </table:table-cell>
          <table:table-cell table:style-name="ce3"/>
          <table:table-cell table:style-name="ce4" office:value-type="string" calcext:value-type="string">
            <text:p>App tells you, or there is a message that there is already an image with that url address.</text:p>
          </table:table-cell>
          <table:table-cell table:style-name="ce4" office:value-type="string" calcext:value-type="string">
            <text:p>There is no message, app just creates another image with the same url address</text:p>
          </table:table-cell>
          <table:table-cell table:style-name="ce9" office:value-type="string" calcext:value-type="string">
            <text:p>FAIL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C8</text:p>
          </table:table-cell>
          <table:table-cell table:style-name="ce4" office:value-type="string" calcext:value-type="string">
            <text:p>Change the name of the gallery so it's input is equal to already existing gallery</text:p>
          </table:table-cell>
          <table:table-cell table:style-name="ce4" office:value-type="string" calcext:value-type="string">
            <text:p>The user is registered and logged in to Gallery App/My galleries/Edit gallery/example</text:p>
          </table:table-cell>
          <table:table-cell table:style-name="ce4" office:value-type="string" calcext:value-type="string">
            <text:p>Choose to edit a gallery that is not named “BCS” and then edit it's name to “BCS”. Click Submit</text:p>
          </table:table-cell>
          <table:table-cell table:style-name="ce4" office:value-type="string" calcext:value-type="string">
            <text:p>BCS</text:p>
          </table:table-cell>
          <table:table-cell table:style-name="ce4" office:value-type="string" calcext:value-type="string">
            <text:p>Changes will not be saved. App will tell you or there will be a message that that name is already taken.</text:p>
          </table:table-cell>
          <table:table-cell table:style-name="ce4" office:value-type="string" calcext:value-type="string">
            <text:p>Changes are saved. There is no message.</text:p>
          </table:table-cell>
          <table:table-cell table:style-name="ce9" office:value-type="string" calcext:value-type="string">
            <text:p>FAIL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C9</text:p>
          </table:table-cell>
          <table:table-cell table:style-name="ce3" office:value-type="string" calcext:value-type="string">
            <text:p>Boundary testing for Title and Descriptions inputs</text:p>
          </table:table-cell>
          <table:table-cell table:style-name="ce6" office:value-type="string" calcext:value-type="string">
            <text:p>The user is registered and logged in to Gallery App/My galleries/Edit gallery/example</text:p>
          </table:table-cell>
          <table:table-cell table:style-name="ce5" office:value-type="string" calcext:value-type="string">
            <text:p>Enter 255 characters in the name section and then enter 1000 characters in the description section. Click Submit</text:p>
            <text:p/>
            <text:p><text:span text:style-name="T2">(Every other field should be filled correctly.)</text:span></text:p>
          </table:table-cell>
          <table:table-cell table:style-name="ce3"/>
          <table:table-cell table:style-name="ce6" office:value-type="string" calcext:value-type="string">
            <text:p>Changes will be saved.</text:p>
          </table:table-cell>
          <table:table-cell table:style-name="ce6" office:value-type="string" calcext:value-type="string">
            <text:p>Changes are saved.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C10</text:p>
          </table:table-cell>
          <table:table-cell table:style-name="ce5" office:value-type="string" calcext:value-type="string">
            <text:p>Boundary testing for Title and Descriptions inputs</text:p>
          </table:table-cell>
          <table:table-cell table:style-name="ce6" office:value-type="string" calcext:value-type="string">
            <text:p>The user is registered and logged in to Gallery App/My galleries/Edit gallery/example</text:p>
          </table:table-cell>
          <table:table-cell table:style-name="ce5" office:value-type="string" calcext:value-type="string">
            <text:p>Enter 256 characters in the name section and enter 1001 characters in the description section. Click Submit</text:p>
          </table:table-cell>
          <table:table-cell table:style-name="ce3"/>
          <table:table-cell table:style-name="ce3" office:value-type="string" calcext:value-type="string">
            <text:p>Changes will not be saved. There will be 2 messages</text:p>
            <text:p/>
            <text:p>“The title may not be greater than 255 characters.”</text:p>
            <text:p/>
            <text:p>“The description may not be greater than 1000 characters.”</text:p>
          </table:table-cell>
          <table:table-cell table:style-name="ce5" office:value-type="string" calcext:value-type="string">
            <text:p><text:span text:style-name="T5">Changes will not be saved. There are 2 messages</text:span></text:p>
            <text:p/>
            <text:p><text:span text:style-name="T5">“The title may not be greater than 255 characters.”</text:span></text:p>
            <text:p/>
            <text:p><text:span text:style-name="T5">“The description may not be greater than 1000 characters.”</text:span>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11</text:p>
          </table:table-cell>
          <table:table-cell table:style-name="ce3" office:value-type="string" calcext:value-type="string">
            <text:p>Testing the “Cancel” button</text:p>
          </table:table-cell>
          <table:table-cell table:style-name="ce6" office:value-type="string" calcext:value-type="string">
            <text:p>The user is regisetred and logged in to Gallery App/My galleries/Edit gallery/example</text:p>
          </table:table-cell>
          <table:table-cell table:style-name="ce3" office:value-type="string" calcext:value-type="string">
            <text:p>Delete one of the images, change the name and the description, click on “Cancel” button</text:p>
          </table:table-cell>
          <table:table-cell table:style-name="ce3"/>
          <table:table-cell table:style-name="ce3" office:value-type="string" calcext:value-type="string">
            <text:p>Everything will stay exactly as it was before we started editing chosen gallery.</text:p>
          </table:table-cell>
          <table:table-cell table:style-name="ce5" office:value-type="string" calcext:value-type="string">
            <text:p>Everything is exactly as it was before we started editing chosen gallery.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C12</text:p>
          </table:table-cell>
          <table:table-cell table:style-name="ce3" office:value-type="string" calcext:value-type="string">
            <text:p>Testing the Title input</text:p>
          </table:table-cell>
          <table:table-cell table:style-name="ce6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Leave the Title input empty then click “Submit”.</text:p>
            <text:p/>
            <text:p><text:span text:style-name="T2">Every other field should be filled correctly.</text:span></text:p>
          </table:table-cell>
          <table:table-cell table:style-name="ce3"/>
          <table:table-cell table:style-name="ce3" office:value-type="string" calcext:value-type="string">
            <text:p>Changes will not be saved. Message will appear</text:p>
            <text:p/>
            <text:p>“The title must be at least 2 characters.”</text:p>
          </table:table-cell>
          <table:table-cell table:style-name="ce5" office:value-type="string" calcext:value-type="string">
            <text:p><text:span text:style-name="T5">Changes will not be saved. Message appears</text:span></text:p>
            <text:p/>
            <text:p><text:span text:style-name="T5">“The title must be at least 2 characters.”</text:span>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C13</text:p>
          </table:table-cell>
          <table:table-cell table:style-name="ce3" office:value-type="string" calcext:value-type="string">
            <text:p>Testing the Title input 2</text:p>
          </table:table-cell>
          <table:table-cell table:style-name="ce3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Type one character into Title input field.</text:p>
            <text:p/>
            <text:p><text:span text:style-name="T2">Every other field should be filled correctly.</text:span>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Changes will not be saved. Message will appear</text:p>
            <text:p/>
            <text:p><text:span text:style-name="T2">“The title must be at least 2 characters.</text:span></text:p>
          </table:table-cell>
          <table:table-cell table:style-name="ce5" office:value-type="string" calcext:value-type="string">
            <text:p>Changes will not be saved. Message appears</text:p>
            <text:p/>
            <text:p><text:span text:style-name="T6">“The title must be at least 2 characters.”</text:span>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C14</text:p>
          </table:table-cell>
          <table:table-cell table:style-name="ce3" office:value-type="string" calcext:value-type="string">
            <text:p>Filter for Profanity in language</text:p>
          </table:table-cell>
          <table:table-cell table:style-name="ce5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Type swear words into descriptions or into title input fields. </text:p>
            <text:p/>
            <text:p><text:span text:style-name="T2">Every other field should be filled correctly.</text:span></text:p>
            <text:p>Click Submit</text:p>
          </table:table-cell>
          <table:table-cell table:style-name="ce3"/>
          <table:table-cell table:style-name="ce3" office:value-type="string" calcext:value-type="string">
            <text:p>App doesn't allow those words to be typed in.</text:p>
          </table:table-cell>
          <table:table-cell table:style-name="ce5" office:value-type="string" calcext:value-type="string">
            <text:p>App allows those words to be typed in.</text:p>
          </table:table-cell>
          <table:table-cell table:style-name="ce8" office:value-type="string" calcext:value-type="string">
            <text:p>FAIL</text:p>
          </table:table-cell>
          <table:table-cell table:style-name="ce3"/>
          <table:table-cell table:number-columns-repeated="1014"/>
        </table:table-row>
        <table:table-row table:style-name="ro8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C15</text:p>
          </table:table-cell>
          <table:table-cell table:style-name="ce3" office:value-type="string" calcext:value-type="string">
            <text:p>Filter for explicit images</text:p>
          </table:table-cell>
          <table:table-cell table:style-name="ce3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Choose an explicit image to add. Click Submit</text:p>
          </table:table-cell>
          <table:table-cell table:style-name="ce3"/>
          <table:table-cell table:style-name="ce5" office:value-type="string" calcext:value-type="string">
            <text:p>App doesn't allow those images to be added.</text:p>
          </table:table-cell>
          <table:table-cell table:style-name="ce5" office:value-type="string" calcext:value-type="string">
            <text:p>App allows any image to be added.</text:p>
          </table:table-cell>
          <table:table-cell table:style-name="ce8" office:value-type="string" calcext:value-type="string">
            <text:p>FAIL</text:p>
          </table:table-cell>
          <table:table-cell table:style-name="ce3"/>
          <table:table-cell table:number-columns-repeated="1014"/>
        </table:table-row>
        <table:table-row table:style-name="ro5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C16</text:p>
          </table:table-cell>
          <table:table-cell table:style-name="ce3" office:value-type="string" calcext:value-type="string">
            <text:p>Add something that is not an image</text:p>
          </table:table-cell>
          <table:table-cell table:style-name="ce5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Add the address that is not an image. Try also addresses that end with .gif .tift .js .html .eps</text:p>
            <text:p/>
            <text:p>Every other field should be filled correctly.</text:p>
            <text:p>Click Submit</text:p>
          </table:table-cell>
          <table:table-cell table:style-name="ce5" office:value-type="string" calcext:value-type="string">
            <text:p><text:a xlink:href="https://www.blindtextgenerator.com/lorem-ipsum" xlink:type="simple">https://www.blindtextgenerator.com/lorem-ipsum</text:a></text:p>
            <text:p/>
            <text:p>Example.gif</text:p>
            <text:p>Example.tift</text:p>
            <text:p>Example.js</text:p>
            <text:p>Example.html</text:p>
            <text:p>Example.eps</text:p>
          </table:table-cell>
          <table:table-cell table:style-name="ce3" office:value-type="string" calcext:value-type="string">
            <text:p><text:span text:style-name="T2">Changes will not be saved. Message will appear  “Wrong format of image”</text:span></text:p>
            <text:p/>
          </table:table-cell>
          <table:table-cell table:style-name="ce5" office:value-type="string" calcext:value-type="string">
            <text:p>Changes will not be saved. Message <text:s/>appears <text:s/>“Wrong format of image”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C17</text:p>
          </table:table-cell>
          <table:table-cell table:style-name="ce3" office:value-type="string" calcext:value-type="string">
            <text:p>Add imperfect URL address</text:p>
          </table:table-cell>
          <table:table-cell table:style-name="ce5" office:value-type="string" calcext:value-type="string">
            <text:p>The user is registered and logged in to Gallery App/My galleries/Edit gallery/example</text:p>
          </table:table-cell>
          <table:table-cell table:style-name="ce5" office:value-type="string" calcext:value-type="string">
            <text:p>Add the address that is valid then delete few characters from it. </text:p>
            <text:p><text:span text:style-name="T2">Every other field should be filled correctly.</text:span></text:p>
            <text:p/>
            <text:p>Click Submit</text:p>
          </table:table-cell>
          <table:table-cell table:style-name="ce3" office:value-type="string" calcext:value-type="string">
            <text:p><text:a xlink:href="https://cdn.searchenginejournal.com/wp-content/uplAB99-AD63D83A0696-1520x800.jpeg" xlink:type="simple">https://cdn.searchenginejournal.com/wp-content/uplAB99-AD63D83A0696-1520x800.jpeg</text:a></text:p>
          </table:table-cell>
          <table:table-cell table:style-name="ce5" office:value-type="string" calcext:value-type="string">
            <text:p>Changes will not be saved. Message will appear <text:s/>“Wrong URL address” </text:p>
          </table:table-cell>
          <table:table-cell table:style-name="ce3" office:value-type="string" calcext:value-type="string">
            <text:p>Changes are saved. When we access that gallery there is no image, but the space for the image is filled with “image slot”.</text:p>
          </table:table-cell>
          <table:table-cell table:style-name="ce8" office:value-type="string" calcext:value-type="string">
            <text:p>FAIL</text:p>
          </table:table-cell>
          <table:table-cell table:style-name="ce3"/>
          <table:table-cell table:number-columns-repeated="1014"/>
        </table:table-row>
        <table:table-row table:style-name="ro9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C18</text:p>
          </table:table-cell>
          <table:table-cell table:style-name="ce5" office:value-type="string" calcext:value-type="string">
            <text:p>Add good .png and .jpeg URL addresses </text:p>
          </table:table-cell>
          <table:table-cell table:style-name="ce5" office:value-type="string" calcext:value-type="string">
            <text:p>The user is registered and logged in to Gallery App/My galleries/Edit gallery/example</text:p>
          </table:table-cell>
          <table:table-cell table:style-name="ce3" office:value-type="string" calcext:value-type="string">
            <text:p><text:span text:style-name="T3">See if App supports .png and .jpeg format</text:span></text:p>
            <text:p><text:span text:style-name="T3"/></text:p>
            <text:p><text:span text:style-name="T3">Add the addresses that end with .png and .jpeg</text:span></text:p>
            <text:p><text:span text:style-name="T3"/></text:p>
            <text:p><text:span text:style-name="T3">Every other field should be filled correctly.</text:span></text:p>
            <text:p><text:span text:style-name="T3"/></text:p>
            <text:p><text:span text:style-name="T4">Click Submit</text:span></text:p>
          </table:table-cell>
          <table:table-cell table:style-name="ce3" office:value-type="string" calcext:value-type="string">
            <text:p><text:span text:style-name="T4">https://example.png</text:span></text:p>
            <text:p><text:span text:style-name="T4"><text:a xlink:href="https://example/" xlink:type="simple">https://example</text:a></text:span><text:span text:style-name="T4">.jpeg</text:span></text:p>
          </table:table-cell>
          <table:table-cell table:style-name="ce6" office:value-type="string" calcext:value-type="string">
            <text:p>Changes will be saved.</text:p>
          </table:table-cell>
          <table:table-cell table:style-name="ce6" office:value-type="string" calcext:value-type="string">
            <text:p>Changes are saved.</text:p>
          </table:table-cell>
          <table:table-cell table:style-name="ce8" office:value-type="string" calcext:value-type="string">
            <text:p>PAS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3" table:number-columns-repeated="6"/>
          <table:table-cell table:style-name="ce8"/>
          <table:table-cell table:style-name="ce3"/>
          <table:table-cell table:number-columns-repeated="1014"/>
        </table:table-row>
        <table:table-row table:style-name="ro1">
          <table:table-cell table:style-name="ce2"/>
          <table:table-cell/>
          <table:table-cell table:style-name="ce3" table:number-columns-repeated="6"/>
          <table:table-cell table:style-name="ce8"/>
          <table:table-cell table:style-name="ce3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2">00/00/0000</text:date>, <text:time style:data-style-name="N2" text:time-value="18:28:07.40360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2T18:36:08.967704516</dc:date>
    <meta:generator>LibreOffice/4.2.8.2$Linux_X86_64 LibreOffice_project/420m0$Build-2</meta:generator>
    <meta:editing-duration>PT1H21M23S</meta:editing-duration>
    <meta:editing-cycles>20</meta:editing-cycles>
    <meta:document-statistic meta:table-count="1" meta:cell-count="162" meta:object-count="0"/>
  </office:meta>
</office:document-meta>
</file>